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indent="1cm" style:auto-text-indent="false" style:page-number="auto" fo:background-color="transparent"/>
      <style:text-properties fo:font-size="11pt" fo:font-weight="bold" officeooo:paragraph-rsid="0014d0b0" style:font-size-asian="11pt" style:font-weight-asian="bold" style:font-size-complex="11pt" style:font-weight-complex="bold"/>
    </style:style>
    <style:style style:name="P2" style:family="paragraph" style:parent-style-name="Standard">
      <loext:graphic-properties draw:fill="none"/>
      <style:paragraph-properties fo:margin-left="0cm" fo:margin-right="0cm" fo:text-indent="1cm" style:auto-text-indent="false" fo:background-color="transparent"/>
      <style:text-properties fo:font-size="11pt" fo:font-weight="bold" officeooo:paragraph-rsid="0014d0b0" style:font-size-asian="11pt" style:font-weight-asian="bold" style:font-size-complex="11pt" style:font-weight-complex="bold"/>
    </style:style>
    <style:style style:name="P3" style:family="paragraph" style:parent-style-name="Standard">
      <loext:graphic-properties draw:fill="none"/>
      <style:paragraph-properties fo:margin-left="0cm" fo:margin-right="0cm" fo:text-indent="1cm" style:auto-text-indent="false" fo:background-color="transparent"/>
      <style:text-properties fo:font-size="11pt" fo:font-weight="bold" style:font-size-asian="11pt" style:font-weight-asian="bold" style:font-size-complex="11pt" style:font-weight-complex="bold"/>
    </style:style>
    <style:style style:name="P4" style:family="paragraph" style:parent-style-name="Standard">
      <loext:graphic-properties draw:fill="none"/>
      <style:paragraph-properties fo:margin-left="0cm" fo:margin-right="0cm" fo:text-indent="1cm" style:auto-text-indent="false" fo:background-color="transparent"/>
      <style:text-properties fo:font-size="11pt" fo:font-weight="bold" officeooo:rsid="0014d0b0" officeooo:paragraph-rsid="0014d0b0" style:font-size-asian="11pt" style:font-weight-asian="bold" style:font-size-complex="11pt" style:font-weight-complex="bold"/>
    </style:style>
    <style:style style:name="P5" style:family="paragraph" style:parent-style-name="Standard">
      <loext:graphic-properties draw:fill="none"/>
      <style:paragraph-properties fo:margin-left="0cm" fo:margin-right="0cm" fo:text-indent="1cm" style:auto-text-indent="false" fo:background-color="transparent"/>
      <style:text-properties fo:font-size="11pt" fo:font-weight="bold" officeooo:rsid="0015e80e" officeooo:paragraph-rsid="0015e80e" style:font-size-asian="11pt" style:font-weight-asian="bold" style:font-size-complex="11pt" style:font-weight-complex="bold"/>
    </style:style>
    <style:style style:name="P6" style:family="paragraph" style:parent-style-name="Standard">
      <loext:graphic-properties draw:fill="none"/>
      <style:paragraph-properties fo:margin-left="0cm" fo:margin-right="0cm" fo:text-indent="1cm" style:auto-text-indent="false" fo:background-color="transparent"/>
      <style:text-properties fo:font-size="11pt" fo:font-weight="normal" officeooo:rsid="0014d0b0" officeooo:paragraph-rsid="0014d0b0" style:font-size-asian="11pt" style:font-weight-asian="normal" style:font-size-complex="11pt" style:font-weight-complex="normal"/>
    </style:style>
    <style:style style:name="P7" style:family="paragraph" style:parent-style-name="Standard">
      <loext:graphic-properties draw:fill="none"/>
      <style:paragraph-properties fo:margin-left="0cm" fo:margin-right="0cm" fo:text-indent="1cm" style:auto-text-indent="false" fo:background-color="transparent"/>
      <style:text-properties fo:font-size="11pt" style:text-underline-style="solid" style:text-underline-width="auto" style:text-underline-color="font-color" fo:font-weight="normal" officeooo:rsid="0014d0b0" officeooo:paragraph-rsid="0015e80e" style:font-size-asian="11pt" style:font-weight-asian="normal" style:font-size-complex="11pt" style:font-weight-complex="normal"/>
    </style:style>
    <style:style style:name="P8" style:family="paragraph" style:parent-style-name="Standard">
      <loext:graphic-properties draw:fill="none"/>
      <style:paragraph-properties fo:margin-left="0cm" fo:margin-right="0cm" fo:text-indent="1cm" style:auto-text-indent="false" fo:background-color="transparent"/>
      <style:text-properties fo:font-size="11pt" style:text-underline-style="solid" style:text-underline-width="auto" style:text-underline-color="font-color" fo:font-weight="normal" officeooo:rsid="0014d0b0" officeooo:paragraph-rsid="0016c19b" style:font-size-asian="11pt" style:font-weight-asian="normal" style:font-size-complex="11pt" style:font-weight-complex="normal"/>
    </style:style>
    <style:style style:name="P9" style:family="paragraph" style:parent-style-name="Standard">
      <loext:graphic-properties draw:fill="none"/>
      <style:paragraph-properties fo:margin-left="0cm" fo:margin-right="0cm" fo:text-indent="1cm" style:auto-text-indent="false" fo:background-color="transparent"/>
      <style:text-properties fo:font-size="11pt" style:text-underline-style="solid" style:text-underline-width="auto" style:text-underline-color="font-color" fo:font-weight="bold" officeooo:rsid="0015e80e" officeooo:paragraph-rsid="0015e80e" style:font-size-asian="11pt" style:font-weight-asian="bold" style:font-size-complex="11pt" style:font-weight-complex="bold"/>
    </style:style>
    <style:style style:name="P10" style:family="paragraph" style:parent-style-name="Standard">
      <loext:graphic-properties draw:fill="none"/>
      <style:paragraph-properties fo:margin-left="0cm" fo:margin-right="0cm" fo:text-indent="1cm" style:auto-text-indent="false" fo:background-color="transparent"/>
      <style:text-properties fo:font-size="11pt" style:text-underline-style="solid" style:text-underline-width="auto" style:text-underline-color="font-color" fo:font-weight="bold" officeooo:rsid="0015e80e" officeooo:paragraph-rsid="0016c19b" style:font-size-asian="11pt" style:font-weight-asian="bold" style:font-size-complex="11pt" style:font-weight-complex="bold"/>
    </style:style>
    <style:style style:name="T1" style:family="text">
      <style:text-properties style:font-name="sans-serif"/>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4d0b0" style:font-weight-asian="normal" style:font-weight-complex="normal"/>
    </style:style>
    <style:style style:name="T8" style:family="text">
      <style:text-properties style:text-underline-style="none" fo:font-weight="normal" officeooo:rsid="0016c63b"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officeooo:rsid="0016c1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 Ayuntamiento de La Orotava quiere informatizar el padrón municipal del Impuesto sobre vehículos de tracción mecánica. Este padrón recoge los titulares de los vehículos matriculados en el municipio. El ejercicio consiste en desarrollar una base de datos que resuelva dos problemas: </text:span></text:p>
      <text:p text:style-name="P2"><text:span text:style-name="T1"/></text:p>
      <text:p text:style-name="P2"><text:span text:style-name="T1">1) Un formulario que permita ver una ficha de cada propietario, con una línea por cada uno de los vehículos que posea. - CCC: es el Código de la cuenta bancaria del cliente. - Los caballos fiscales son una propiedad que depende del motor del coche. - La tasa es una cantidad fija que va</text:span> <text:span text:style-name="T1">en función de los caballos fiscales del vehículo.</text:span> </text:p>
      <text:p text:style-name="P3"/>
      <text:p text:style-name="P3"><text:span text:style-name="T1">2) El Recibo, uno por cada vehículo.</text:span></text:p>
      <text:p text:style-name="P3"/>
      <text:p text:style-name="P4">1FN</text:p>
      <text:p text:style-name="P6"><text:span text:style-name="T3">codRecibo</text:span>, fechaRecibo, ejercicioEconomico, importeRecibo, codMatricula, fechaAlta, codPropietario, nombrePropietario, apellidosPropietario, direccionPropietario, CCC, DC, codCaballo, tasaCaballo, codTipo, nombreTipo, codMarca, descripcionMarca, <text:span text:style-name="T5">codModelo</text:span>, descripcionModelo</text:p>
      <text:p text:style-name="P6"/>
      <text:p text:style-name="P5">2FN</text:p>
      <text:p text:style-name="P7"><text:span text:style-name="T2">codRecibo</text:span><text:span text:style-name="T5">, fechaRecibo, ejercicioEconomico, importeRecibo, codMatricula, fechaAlta, codPropietario, nombrePropietario, apellidosPropietario, direccionPropietario, CCC, DC, codCaballo, tasaCaballo, codTipo, nombreTipo, codMarca, descripcionMarca, codModelo, descripcionModelo</text:span></text:p>
      <text:p text:style-name="P7"><text:span text:style-name="T5"/></text:p>
      <text:p text:style-name="P9"><text:span text:style-name="T5">3FN</text:span></text:p>
      <text:p text:style-name="P7"><text:span text:style-name="T2">codRecibo</text:span><text:span text:style-name="T5">, fechaRecibo, ejercicioEconomico, importeRecibo, codMatricula</text:span></text:p>
      <text:p text:style-name="P7"><text:span text:style-name="T5"/></text:p>
      <text:p text:style-name="P9">codMatricula<text:span text:style-name="T6">, fechaAlta, </text:span><text:span text:style-name="T7">CCC, </text:span><text:span text:style-name="T8">codModelo</text:span></text:p>
      <text:p text:style-name="P9"><text:span text:style-name="T6"/></text:p>
      <text:p text:style-name="P10">CCC<text:span text:style-name="T6">, DC, codPropietario</text:span></text:p>
      <text:p text:style-name="P9"/>
      <text:p text:style-name="P9">codPropietario<text:span text:style-name="T6">, nombrePropietario, apellidosPropietario, direccionPropietario</text:span></text:p>
      <text:p text:style-name="P7"><text:span text:style-name="T5"/></text:p>
      <text:p text:style-name="P8"><text:span text:style-name="T2">codModelo</text:span><text:span text:style-name="T5">, descripcionModelo, </text:span><text:span text:style-name="T10">c</text:span><text:span text:style-name="T5">odCaballo, codTipo, codMarca</text:span></text:p>
      <text:p text:style-name="P8"><text:span text:style-name="T5"/></text:p>
      <text:p text:style-name="P10">codCaballo<text:span text:style-name="T6">, tasaCaballo</text:span></text:p>
      <text:p text:style-name="P10"><text:span text:style-name="T6"/></text:p>
      <text:p text:style-name="P10">codTipo<text:span text:style-name="T6">, nombre</text:span></text:p>
      <text:p text:style-name="P10"><text:span text:style-name="T6"/></text:p>
      <text:p text:style-name="P8"><text:span text:style-name="T2">codMarca</text:span><text:span text:style-name="T5">, descripcionMar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8:28:36.242000000</meta:creation-date>
    <dc:date>2020-02-04T08:57:13.929000000</dc:date>
    <meta:editing-duration>PT18M25S</meta:editing-duration>
    <meta:editing-cycles>5</meta:editing-cycles>
    <meta:generator>LibreOffice/6.2.4.2$Windows_X86_64 LibreOffice_project/2412653d852ce75f65fbfa83fb7e7b669a126d64</meta:generator>
    <meta:document-statistic meta:table-count="0" meta:image-count="0" meta:object-count="0" meta:page-count="1" meta:paragraph-count="16" meta:word-count="182" meta:character-count="1547" meta:non-whitespace-character-count="1379"/>
  </office:meta>
</office:document-meta>
</file>